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9044b" officeooo:paragraph-rsid="0009044b"/>
    </style:style>
    <style:style style:name="P2" style:family="paragraph" style:parent-style-name="Standard" style:list-style-name="L1">
      <style:paragraph-properties fo:line-height="200%" style:writing-mode="page"/>
      <style:text-properties officeooo:rsid="0009044b" officeooo:paragraph-rsid="0009044b"/>
    </style:style>
    <style:style style:name="P3" style:family="paragraph" style:parent-style-name="Standard" style:list-style-name="L1">
      <style:paragraph-properties fo:line-height="200%" style:writing-mode="page"/>
      <style:text-properties officeooo:paragraph-rsid="0009044b"/>
    </style:style>
    <style:style style:name="T1" style:family="text">
      <style:text-properties officeooo:rsid="0009044b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89425846342697602" text:style-name="L1">
        <text:list-item>
          <text:p text:style-name="P3"><text:span text:style-name="T1"><text:s/><text:tab/>2-NO2-4-Br-C6H4N2-OTf</text:span></text:p>
        </text:list-item>
        <text:list-item>
          <text:p text:style-name="P2"><text:s/><text:tab/>2-NO2C6H4N2-OTf</text:p>
        </text:list-item>
        <text:list-item>
          <text:p text:style-name="P2"><text:s/><text:tab/>3-NO2C6H4N2-OTf</text:p>
        </text:list-item>
        <text:list-item>
          <text:p text:style-name="P2"><text:s/><text:tab/>4-Br-2-HCO2C6H4N2-OTf</text:p>
        </text:list-item>
        <text:list-item>
          <text:p text:style-name="P2"><text:s/><text:tab/>4-BrC6H4N2-OTf</text:p>
        </text:list-item>
        <text:list-item>
          <text:p text:style-name="P2"><text:s/><text:tab/>4-CH3OC6H4N2-OTf</text:p>
        </text:list-item>
        <text:list-item>
          <text:p text:style-name="P2"><text:s/><text:tab/>4-HCO2C6H4N2-OTf</text:p>
        </text:list-item>
        <text:list-item>
          <text:p text:style-name="P2"><text:s/><text:tab/>4-NO2C6H4N2-BF4</text:p>
        </text:list-item>
        <text:list-item>
          <text:p text:style-name="P2"><text:s/><text:tab/>4-NO2C6H4N2-OTf</text:p>
        </text:list-item>
        <text:list-item>
          <text:p text:style-name="P2">4-NO2C6H4N2-OTs</text:p>
        </text:list-item>
        <text:list-item>
          <text:p text:style-name="P2">5-BrC5H3NON2-OTf</text:p>
        </text:list-item>
        <text:list-item>
          <text:p text:style-name="P2">C10H7N2-1-OTf</text:p>
        </text:list-item>
        <text:list-item>
          <text:p text:style-name="P2">C5H4NON2-OTf</text:p>
        </text:list-item>
        <text:list-item>
          <text:p text:style-name="P2">C6H5N2-OTf</text:p>
        </text:list-item>
        <text:list-item>
          <text:p text:style-name="P2">C9H6NN2</text:p>
        </text:list-item>
        <text:list-item>
          <text:p text:style-name="P2">fip-0</text:p>
        </text:list-item>
        <text:list-item>
          <text:p text:style-name="P2">fip-1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Александрович Бондарев</meta:initial-creator>
    <meta:creation-date>2019-03-20T15:44:27.772305449</meta:creation-date>
    <dc:date>2019-03-20T15:48:12.613516799</dc:date>
    <dc:creator>Александр Александрович Бондарев</dc:creator>
    <meta:editing-duration>PT3M48S</meta:editing-duration>
    <meta:editing-cycles>1</meta:editing-cycles>
    <meta:generator>LibreOffice/5.2.7.2$Linux_X86_64 LibreOffice_project/20m0$Build-2</meta:generator>
    <meta:printed-by>Александр Александрович Бондарев</meta:printed-by>
    <meta:print-date>2019-03-20T15:48:18.925553432</meta:print-date>
    <meta:document-statistic meta:table-count="0" meta:image-count="0" meta:object-count="0" meta:page-count="1" meta:paragraph-count="17" meta:word-count="34" meta:character-count="308" meta:non-whitespace-character-count="290"/>
  </office:meta>
</office:document-meta>
</file>